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BudgetActor" style:family="table">
      <style:table-properties style:width="17cm" table:align="margins"/>
    </style:style>
    <style:style style:name="BudgetActor.A" style:family="table-column">
      <style:table-column-properties style:column-width="4.322cm" style:rel-column-width="2450*"/>
    </style:style>
    <style:style style:name="BudgetActor.B" style:family="table-column">
      <style:table-column-properties style:column-width="12.679cm" style:rel-column-width="7188*"/>
    </style:style>
    <style:style style:name="Table1" style:family="table">
      <style:table-properties style:width="16.96cm" table:align="left"/>
    </style:style>
    <style:style style:name="Table1.A" style:family="table-column">
      <style:table-column-properties style:column-width="5.503cm"/>
    </style:style>
    <style:style style:name="Table1.B" style:family="table-column">
      <style:table-column-properties style:column-width="5.318cm"/>
    </style:style>
    <style:style style:name="Table1.C" style:family="table-column">
      <style:table-column-properties style:column-width="6.138cm"/>
    </style:style>
    <style:style style:name="Table1.1" style:family="table-row">
      <style:table-row-properties style:min-row-height="0.529cm"/>
    </style:style>
    <style:style style:name="Table1.A1" style:family="table-cell">
      <style:table-cell-properties style:vertical-align="middle"/>
    </style:style>
    <style:style style:name="Table1.3" style:family="table-row">
      <style:table-row-properties style:min-row-height="1.191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padding="0cm" fo:border="none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>
      <number:day/>
      <number:text>.</number:text>
      <number:month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tracked-changes text:track-changes="false">
        <text:changed-region xml:id="ct115345624" text:id="ct115345624">
          <text:insertion>
            <office:change-info>
              <dc:creator>Luc Saffre</dc:creator>
              <dc:date>2012-05-07T06:43:00</dc:date>
            </office:change-info>
          </text:insertion>
        </text:changed-region>
        <text:changed-region xml:id="ct112760128" text:id="ct112760128">
          <text:insertion>
            <office:change-info>
              <dc:creator>Luc Saffre</dc:creator>
              <dc:date>2012-06-06T11:00:00</dc:date>
            </office:change-info>
          </text:insertion>
        </text:changed-region>
        <text:changed-region xml:id="ct116412192" text:id="ct116412192">
          <text:insertion>
            <office:change-info>
              <dc:creator>Luc Saffre</dc:creator>
              <dc:date>2012-06-06T11:00:00</dc:date>
            </office:change-info>
          </text:insertion>
        </text:changed-region>
        <text:changed-region xml:id="ct113737264" text:id="ct113737264">
          <text:insertion>
            <office:change-info>
              <dc:creator>Luc Saffre</dc:creator>
              <dc:date>2012-06-06T11:00:00</dc:date>
            </office:change-info>
          </text:insertion>
        </text:changed-region>
        <text:changed-region xml:id="ct115455800" text:id="ct115455800">
          <text:insertion>
            <office:change-info>
              <dc:creator>Luc Saffre</dc:creator>
              <dc:date>2012-06-06T11:03:00</dc:date>
            </office:change-info>
          </text:insertion>
        </text:changed-region>
        <text:changed-region xml:id="ct113921560" text:id="ct113921560">
          <text:insertion>
            <office:change-info>
              <dc:creator>Luc Saffre</dc:creator>
              <dc:date>2012-06-06T11:04:00</dc:date>
            </office:change-info>
          </text:insertion>
        </text:changed-region>
        <text:changed-region xml:id="ct113863696" text:id="ct113863696">
          <text:insertion>
            <office:change-info>
              <dc:creator>Luc Saffre</dc:creator>
              <dc:date>2012-06-06T11:04:00</dc:date>
            </office:change-info>
          </text:insertion>
        </text:changed-region>
        <text:changed-region xml:id="ct116389648" text:id="ct116389648">
          <text:insertion>
            <office:change-info>
              <dc:creator>Luc Saffre</dc:creator>
              <dc:date>2012-06-06T11:06:00</dc:date>
            </office:change-info>
          </text:insertion>
        </text:changed-region>
        <text:changed-region xml:id="ct114267712" text:id="ct114267712">
          <text:insertion>
            <office:change-info>
              <dc:creator>Luc Saffre</dc:creator>
              <dc:date>2012-06-06T11:06:00</dc:date>
            </office:change-info>
          </text:insertion>
        </text:changed-region>
        <text:changed-region xml:id="ct115887912" text:id="ct115887912">
          <text:insertion>
            <office:change-info>
              <dc:creator>Luc Saffre</dc:creator>
              <dc:date>2012-06-06T11:05:00</dc:date>
            </office:change-info>
          </text:insertion>
        </text:changed-region>
        <text:changed-region xml:id="ct112484264" text:id="ct112484264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5504016" text:id="ct115504016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6165288" text:id="ct116165288">
          <text:insertion>
            <office:change-info>
              <dc:creator>Luc Saffre</dc:creator>
              <dc:date>2012-05-07T06:42:00</dc:date>
            </office:change-info>
          </text:insertion>
        </text:changed-region>
        <text:changed-region xml:id="ct116003928" text:id="ct116003928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6463640" text:id="ct116463640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5328480" text:id="ct115328480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5735728" text:id="ct115735728">
          <text:insertion>
            <office:change-info>
              <dc:creator>Luc Saffre</dc:creator>
              <dc:date>2012-05-07T06:38:00</dc:date>
            </office:change-info>
          </text:insertion>
        </text:changed-region>
        <text:changed-region xml:id="ct112554752" text:id="ct112554752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3640632" text:id="ct113640632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3640192" text:id="ct113640192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6452912" text:id="ct116452912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5329328" text:id="ct115329328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5329632" text:id="ct115329632">
          <text:insertion>
            <office:change-info>
              <dc:creator>Luc Saffre</dc:creator>
              <dc:date>2012-05-07T06:40:00</dc:date>
            </office:change-info>
          </text:insertion>
        </text:changed-region>
        <text:changed-region xml:id="ct116006568" text:id="ct116006568">
          <text:insertion>
            <office:change-info>
              <dc:creator>Luc Saffre</dc:creator>
              <dc:date>2012-05-07T06:40:00</dc:date>
            </office:change-info>
          </text:insertion>
        </text:changed-region>
        <text:changed-region xml:id="ct115822312" text:id="ct115822312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2516384" text:id="ct112516384">
          <text:insertion>
            <office:change-info>
              <dc:creator>Luc Saffre</dc:creator>
              <dc:date>2012-05-07T06:39:00</dc:date>
            </office:change-info>
          </text:insertion>
        </text:changed-region>
        <text:changed-region xml:id="ct113490160" text:id="ct113490160">
          <text:insertion>
            <office:change-info>
              <dc:creator>Luc Saffre</dc:creator>
              <dc:date>2012-06-06T11:03:00</dc:date>
            </office:change-info>
          </text:insertion>
        </text:changed-region>
        <text:changed-region xml:id="ct115590696" text:id="ct115590696">
          <text:insertion>
            <office:change-info>
              <dc:creator>Luc Saffre</dc:creator>
              <dc:date>2012-04-21T22:45:00</dc:date>
            </office:change-info>
          </text:insertion>
        </text:changed-region>
        <text:changed-region xml:id="ct112378704" text:id="ct112378704">
          <text:insertion>
            <office:change-info>
              <dc:creator>Luc Saffre</dc:creator>
              <dc:date>2012-06-06T11:07:00</dc:date>
            </office:change-info>
          </text:insertion>
        </text:changed-region>
        <text:changed-region xml:id="ct115480840" text:id="ct115480840">
          <text:insertion>
            <office:change-info>
              <dc:creator>Luc Saffre</dc:creator>
              <dc:date>2011-05-06T06:24:00</dc:date>
            </office:change-info>
          </text:insertion>
        </text:changed-region>
        <text:changed-region xml:id="ct115319440" text:id="ct115319440">
          <text:insertion>
            <office:change-info>
              <dc:creator>Luc Saffre</dc:creator>
              <dc:date>2012-05-18T08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Finanzielle Situation / <text:change-start text:change-id="ct115345624"/>self<text:change-end text:change-id="ct115345624"/></text:h>
      <text:h text:style-name="Heading_20_2" text:outline-level="2">Allgemeine Auskünfte</text:h>
      <text:p text:style-name="Text_20_body">Akteure:</text:p>
      <table:table table:name="BudgetActor" table:style-name="BudgetActor">
        <table:table-column table:style-name="BudgetActor.A"/>
        <table:table-column table:style-name="BudgetActor.B"/>
        <table:table-row>
          <table:table-cell office:value-type="string">
            <text:p text:style-name="Table_20_Contents"><text:change-start text:change-id="ct112760128"/>actor.header<text:change-end text:change-id="ct112760128"/><office:annotation><dc:creator>Luc Saffre</dc:creator><dc:date>2012-06-06T11:00:52.89</dc:date><text:p text:style-name="P5"><text:span text:style-name="T2">do table for actor in self.get_actors()</text:span></text:p></office:annotation></text:p>
          </table:table-cell>
          <table:table-cell office:value-type="string">
            <text:p text:style-name="Table_20_Contents"><text:change-start text:change-id="ct116412192"/>actor.person<text:change-end text:change-id="ct116412192"/><office:annotation><dc:creator>Luc Saffre</dc:creator><dc:date>2012-06-06T11:03:55.90</dc:date><text:p text:style-name="P5"><text:span text:style-name="T2">do text if actor.person</text:span></text:p></office:annotation><text:line-break/><text:change-start text:change-id="ct113737264"/>actor.person.address_location(', ')<text:change-end text:change-id="ct113737264"/><text:line-break/><text:change-start text:change-id="ct115455800"/>actor.person.civil_state<text:change-end text:change-id="ct115455800"/></text:p>
            <text:p text:style-name="Text_20_body"><office:annotation><dc:creator>Luc Saffre</dc:creator><dc:date>2012-06-06T11:04:42.90</dc:date><text:p text:style-name="P5"><text:span text:style-name="T2">do text if actor.household</text:span></text:p></office:annotation><text:change-start text:change-id="ct113921560"/>actor.household.address(', ')<text:change-end text:change-id="ct113921560"/> (<text:change-start text:change-id="ct113863696"/>actor.household.type<text:change-end text:change-id="ct113863696"/>)</text:p>
            <text:p text:style-name="Text_20_body">Kontakt: <text:change-start text:change-id="ct116389648"/>actor.partner.gsm<text:change-end text:change-id="ct116389648"/>, <text:change-start text:change-id="ct114267712"/>actor.partner.email<text:change-end text:change-id="ct114267712"/></text:p>
            <text:p text:style-name="Text_20_body"><text:change-start text:change-id="ct115887912"/>actor.remark<text:change-end text:change-id="ct115887912"/></text:p>
          </table:table-cell>
        </table:table-row>
      </table:table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<text:change-start text:change-id="ct112484264"/>self.actor2.header<text:change-end text:change-id="ct112484264"/></text:p>
          </table:table-cell>
          <table:table-cell table:style-name="Table1.A1" office:value-type="string">
            <text:p text:style-name="P3"><text:change-start text:change-id="ct115504016"/>self.actor3.header<text:change-end text:change-id="ct115504016"/></text:p>
          </table:table-cell>
        </table:table-row>
        <table:table-row table:style-name="Table1.1">
          <table:table-cell table:style-name="Table1.A1" office:value-type="string">
            <text:p text:style-name="Table_20_Contents">NAME:<office:annotation><dc:creator>Luc Saffre</dc:creator><dc:date>2012-06-03T13:24:33.90</dc:date><text:p text:style-name="P5"><text:span text:style-name="T2">do table if False</text:span></text:p></office:annotation></text:p>
          </table:table-cell>
          <table:table-cell table:style-name="Table1.A1" office:value-type="string">
            <text:p text:style-name="P3"><text:change-start text:change-id="ct116165288"/>self.actor2.person<text:change-end text:change-id="ct116165288"/></text:p>
          </table:table-cell>
          <table:table-cell table:style-name="Table1.A1" office:value-type="string">
            <text:p text:style-name="P3"><text:change-start text:change-id="ct116003928"/>self.actor3.person<text:change-end text:change-id="ct116003928"/></text:p>
          </table:table-cell>
        </table:table-row>
        <table:table-row table:style-name="Table1.3">
          <table:table-cell table:style-name="Table1.A1" office:value-type="string">
            <text:p text:style-name="P3">Adresse</text:p>
          </table:table-cell>
          <table:table-cell table:style-name="Table1.A1" office:value-type="string">
            <text:p text:style-name="P3"><text:change-start text:change-id="ct116463640"/>self.actor2.partner.address_location(', ')<text:change-end text:change-id="ct116463640"/></text:p>
          </table:table-cell>
          <table:table-cell table:style-name="Table1.A1" office:value-type="string">
            <text:p text:style-name="P3"><text:change-start text:change-id="ct115328480"/>self.actor3.partner.address_location(', ')<text:change-end text:change-id="ct115328480"/></text:p>
          </table:table-cell>
        </table:table-row>
        <table:table-row table:style-name="Table1.1">
          <table:table-cell table:style-name="Table1.A1" office:value-type="string">
            <text:p text:style-name="P3">Telefon</text:p>
          </table:table-cell>
          <table:table-cell table:style-name="Table1.A1" office:value-type="string">
            <text:p text:style-name="P3"><text:change-start text:change-id="ct115735728"/>self.actor2.partner.phone<text:change-end text:change-id="ct115735728"/></text:p>
          </table:table-cell>
          <table:table-cell table:style-name="Table1.A1" office:value-type="string">
            <text:p text:style-name="Table_20_Contents"><text:change-start text:change-id="ct112554752"/>self.actor3.partner.phone<text:change-end text:change-id="ct112554752"/></text:p>
          </table:table-cell>
        </table:table-row>
        <table:table-row table:style-name="Table1.1">
          <table:table-cell table:style-name="Table1.A1" office:value-type="string">
            <text:p text:style-name="P3">e-mail</text:p>
          </table:table-cell>
          <table:table-cell table:style-name="Table1.A1" office:value-type="string">
            <text:p text:style-name="P3"><text:change-start text:change-id="ct113640632"/>self.actor2.partner.email<text:change-end text:change-id="ct113640632"/></text:p>
          </table:table-cell>
          <table:table-cell table:style-name="Table1.A1" office:value-type="string">
            <text:p text:style-name="P3"><text:change-start text:change-id="ct113640192"/>self.actor3.partner.email<text:change-end text:change-id="ct113640192"/></text:p>
          </table:table-cell>
        </table:table-row>
        <table:table-row table:style-name="Table1.1">
          <table:table-cell table:style-name="Table1.A1" office:value-type="string">
            <text:p text:style-name="P3">Geburtsdatum</text:p>
          </table:table-cell>
          <table:table-cell table:style-name="Table1.A1" office:value-type="string">
            <text:p text:style-name="P3"><text:change-start text:change-id="ct116452912"/>dtos(self.actor2.person.birth_date)<text:change-end text:change-id="ct116452912"/></text:p>
          </table:table-cell>
          <table:table-cell table:style-name="Table1.A1" office:value-type="string">
            <text:p text:style-name="Table_20_Contents"><text:change-start text:change-id="ct115329328"/>dtos(self.actor3.person.birth_date)<text:change-end text:change-id="ct115329328"/></text:p>
          </table:table-cell>
        </table:table-row>
        <table:table-row table:style-name="Table1.1">
          <table:table-cell table:style-name="Table1.A1" office:value-type="string">
            <text:p text:style-name="P3">Berufliche Lage</text:p>
          </table:table-cell>
          <table:table-cell table:style-name="Table1.A1" office:value-type="string">
            <text:p text:style-name="P3"><text:change-start text:change-id="ct115329632"/>self.actor2.remark<text:change-end text:change-id="ct115329632"/></text:p>
          </table:table-cell>
          <table:table-cell table:style-name="Table1.A1" office:value-type="string">
            <text:p text:style-name="P3"><text:change-start text:change-id="ct116006568"/>self.actor3.remark<text:change-end text:change-id="ct116006568"/></text:p>
          </table:table-cell>
        </table:table-row>
        <table:table-row table:style-name="Table1.1">
          <table:table-cell table:style-name="Table1.A1" office:value-type="string">
            <text:p text:style-name="P3">Familienstand</text:p>
          </table:table-cell>
          <table:table-cell table:style-name="Table1.A1" office:value-type="string">
            <text:p text:style-name="P3"><text:change-start text:change-id="ct115822312"/>self.actor2.person.civil_state<text:change-end text:change-id="ct115822312"/></text:p>
          </table:table-cell>
          <table:table-cell table:style-name="Table1.A1" office:value-type="string">
            <text:p text:style-name="P3"><text:change-start text:change-id="ct112516384"/>self.actor3.person.civil_state<text:change-end text:change-id="ct112516384"/></text:p>
          </table:table-cell>
        </table:table-row>
        <table:table-row table:style-name="Table1.1">
          <table:table-cell table:style-name="Table1.A1" office:value-type="string">
            <text:p text:style-name="P3">Haushaltszusammensetzung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3">Kinder (Namen, Geburtsdaten)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3"> 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1">
          <table:table-cell table:style-name="Table1.A1" office:value-type="string">
            <text:p text:style-name="P3">ERSTGESPRÄCH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Text_20_body"/>
      <text:p text:style-name="Standard"><text:change-start text:change-id="ct113490160"/>self.intro<text:change-end text:change-id="ct113490160"/></text:p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Table_20_Column_20_Header">Table Column Header</text:p>
          </table:table-cell>
          <table:table-cell office:value-type="string">
            <text:p text:style-name="Table_20_Column_20_Header">fdjkljkl</text:p>
          </table:table-cell>
        </table:table-row>
        <table:table-row>
          <table:table-cell office:value-type="string">
            <text:p text:style-name="Table_20_Contents">Table Contents</text:p>
          </table:table-cell>
          <table:table-cell office:value-type="string">
            <text:p text:style-name="Table_20_Contents">Note that this table will not be rendered. It is here so that you can change the properties of Table Column Header Style <office:annotation><dc:creator>Luc Saffre</dc:creator><dc:date>2012-06-11T23:30:21.92</dc:date><text:p><text:span text:style-name="T2">do table if False</text:span></text:p></office:annotation></text:p>
          </table:table-cell>
        </table:table-row>
      </table:table>
      <text:p text:style-name="Text_20_body"/>
      <text:section text:style-name="Sect1" text:name="Section1">
        <text:h text:style-name="Heading_20_2" text:outline-level="2"><text:change-start text:change-id="ct115590696"/>group<text:change-end text:change-id="ct115590696"/></text:h>
        <text:p text:style-name="Text_20_body">bla<office:annotation><dc:creator>Luc Saffre</dc:creator><dc:date>2012-04-21T22:46:05.92</dc:date><text:p text:style-name="P5"><text:span text:style-name="T2">do section for group in self.account_groups('IEALC')</text:span></text:p></office:annotation> <office:annotation><dc:creator>Luc Saffre</dc:creator><dc:date>2012-04-21T23:35:34.93</dc:date><text:p text:style-name="P5"><text:span text:style-name="T2">do text</text:span></text:p><text:p text:style-name="P5"><text:span text:style-name="T2">from table(self.entries_by_group(ar, group))</text:span></text:p></office:annotation></text:p>
        <text:p text:style-name="Text_20_body"/>
      </text:section>
      <text:p text:style-name="Standard"/>
      <text:h text:style-name="Heading_20_2" text:outline-level="2">Zusammenfassung</text:h>
      <text:p text:style-name="Standard"><office:annotation><dc:creator>Luc Saffre</dc:creator><dc:date>2012-05-18T07:00:18.93</dc:date><text:p text:style-name="P5"><text:span text:style-name="T3">do text</text:span></text:p><text:p text:style-name="P5"><text:span text:style-name="T3">from table(ar.spawn('debts.BudgetSummary',master_instance=self))</text:span></text:p></office:annotation>bla</text:p>
      <text:p text:style-name="Standard"/>
      <text:h text:style-name="Heading_20_2" text:outline-level="2"><text:soft-page-break/>Répartition au marc-le-franc</text:h>
      <text:p text:style-name="Standard"><office:annotation><dc:creator>Luc Saffre</dc:creator><dc:date>2012-06-03T10:58:51.93</dc:date><text:p text:style-name="P5"><text:span text:style-name="T2">do text</text:span></text:p><text:p text:style-name="P5"><text:span text:style-name="T2">from table(self.DistByBudget(ar))</text:span></text:p></office:annotation>bla</text:p>
      <text:section text:style-name="Sect1" text:name="Schlussfolgerung">
        <text:h text:style-name="Heading_20_2" text:outline-level="2"><office:annotation><dc:creator>Luc Saffre</dc:creator><dc:date>2012-06-06T11:09:45.93</dc:date><text:p text:style-name="P5"><text:span text:style-name="T2">do section if self.conclusion</text:span></text:p></office:annotation>Schlussfolgerung</text:h>
        <text:p text:style-name="Standard"><text:change-start text:change-id="ct112378704"/>self.conclusion<text:change-end text:change-id="ct112378704"/></text:p>
        <text:p text:style-name="Standard"/>
      </text:section>
      <text:p text:style-name="Standard"/>
      <text:p text:style-name="Standard">Name des Schuldnerberaters: <text:change-start text:change-id="ct115480840"/>self.user<text:change-end text:change-id="ct115480840"/></text:p>
      <text:p text:style-name="P1">Budget erstellt am : <text:change-start text:change-id="ct115319440"/>dtosl(self.date)<text:change-end text:change-id="ct115319440"/></text:p>
      <text:p text:style-name="P1"><text:span text:style-name="T1">Gedruckt am </text:span><text:span text:style-name="T1"><text:date style:data-style-name="N37" text:date-value="2012-06-11T23:45:20.13">11.06.12</text:date></text:span><text:span text:style-name="T1"> um </text:span><text:span text:style-name="T1"><text:time style:data-style-name="N41" text:time-value="2012-06-11T23:45:20.13">23:44:23</text:ti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199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lumn_20_Header" style:display-name="Table Column Header" style:family="paragraph" style:parent-style-name="Table_20_Contents">
      <style:paragraph-properties fo:text-align="center" style:justify-single-word="false"/>
      <style:text-properties fo:font-size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2-06-11T23:45:20</dc:date>
    <dc:creator>Luc Saffre</dc:creator>
    <meta:editing-duration>PT17H27M31S</meta:editing-duration>
    <meta:editing-cycles>74</meta:editing-cycles>
    <meta:generator>LibreOffice/3.4$Win32 LibreOffice_project/340m1$Build-402</meta:generator>
    <meta:document-statistic meta:table-count="3" meta:image-count="0" meta:object-count="0" meta:page-count="2" meta:paragraph-count="51" meta:word-count="114" meta:character-count="1182" meta:non-whitespace-character-count="1125"/>
  </office:meta>
</office:document-meta>
</file>